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0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1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4" style:family="paragraph" style:parent-style-name="Standard" style:list-style-name="L16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50293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6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76760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2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9100a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1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3df9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8b3a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446bd9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e397d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536f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a4e2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1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8f8c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20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6fef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20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8f8c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18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98b3a4" fo:hyphenate="true" fo:hyphenation-remain-char-count="2" fo:hyphenation-push-char-count="2" loext:hyphenation-no-caps="false"/>
    </style:style>
    <style:style style:name="P49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aaf944" fo:hyphenate="true" fo:hyphenation-remain-char-count="2" fo:hyphenation-push-char-count="2" loext:hyphenation-no-caps="false"/>
    </style:style>
    <style:style style:name="P50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ab83ed" fo:hyphenate="true" fo:hyphenation-remain-char-count="2" fo:hyphenation-push-char-count="2" loext:hyphenation-no-caps="false"/>
    </style:style>
    <style:style style:name="P51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ac3b11" fo:hyphenate="true" fo:hyphenation-remain-char-count="2" fo:hyphenation-push-char-count="2" loext:hyphenation-no-caps="false"/>
    </style:style>
    <style:style style:name="P52" style:family="paragraph" style:parent-style-name="Standard" style:list-style-name="L1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c89fc5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74284d9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officeooo:rsid="0012bbd1"/>
    </style:style>
    <style:style style:name="T11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2" style:family="text">
      <style:text-properties style:font-name="Times New Roman" fo:font-size="12pt" fo:language="uk" fo:country="UA" fo:font-weight="normal" officeooo:rsid="0793df9a" fo:background-color="transparent" loext:char-shading-value="0" style:font-size-asian="10.5pt" style:font-weight-asian="normal" style:font-size-complex="12pt" style:font-weight-complex="normal"/>
    </style:style>
    <style:style style:name="T13" style:family="text">
      <style:text-properties style:font-size-asian="12pt"/>
    </style:style>
    <style:style style:name="T14" style:family="text">
      <style:text-properties style:font-size-asian="12pt" style:font-weight-complex="bold"/>
    </style:style>
    <style:style style:name="T15" style:family="text">
      <style:text-properties officeooo:rsid="073eec8c" style:font-size-asian="12pt" style:font-weight-complex="bold"/>
    </style:style>
    <style:style style:name="T16" style:family="text">
      <style:text-properties officeooo:rsid="07634019" style:font-size-asian="12pt"/>
    </style:style>
    <style:style style:name="T17" style:family="text">
      <style:text-properties officeooo:rsid="07442798"/>
    </style:style>
    <style:style style:name="T18" style:family="text">
      <style:text-properties officeooo:rsid="0793df9a" fo:background-color="transparent" loext:char-shading-value="0"/>
    </style:style>
    <style:style style:name="T19" style:family="text">
      <style:text-properties officeooo:rsid="07b3a354" fo:background-color="transparent" loext:char-shading-value="0"/>
    </style:style>
    <style:style style:name="T20" style:family="text">
      <style:text-properties officeooo:rsid="07bb3c05" fo:background-color="transparent" loext:char-shading-value="0"/>
    </style:style>
    <style:style style:name="T21" style:family="text">
      <style:text-properties officeooo:rsid="07d26587" fo:background-color="transparent" loext:char-shading-value="0"/>
    </style:style>
    <style:style style:name="T22" style:family="text">
      <style:text-properties officeooo:rsid="07d27b45" fo:background-color="transparent" loext:char-shading-value="0"/>
    </style:style>
    <style:style style:name="T23" style:family="text">
      <style:text-properties officeooo:rsid="0784bd01"/>
    </style:style>
    <style:style style:name="T24" style:family="text">
      <style:text-properties officeooo:rsid="078b5719"/>
    </style:style>
    <style:style style:name="T25" style:family="text">
      <style:text-properties officeooo:rsid="07dd7b62"/>
    </style:style>
    <style:style style:name="T26" style:family="text">
      <style:text-properties officeooo:rsid="07e005bd"/>
    </style:style>
    <style:style style:name="T27" style:family="text">
      <style:text-properties officeooo:rsid="07e42e0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02in" draw:visible-area-height="1.9902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8</text:span></text:p>
      <text:p text:style-name="P13"><text:span text:style-name="T7"><text:line-break/></text:span><text:span text:style-name="T3">з дисципліни «Організація комп’ютерних мереж</text:span><text:span text:style-name="T9">»</text:span></text:p>
      <text:p text:style-name="P18"/>
      <text:p text:style-name="P14"><text:span text:style-name="T4">на тему: </text:span><text:span text:style-name="T6">«Адміністрування комп’ютерної мережі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Є.</text:p>
      <text:p text:style-name="P3">Прийня<text:span text:style-name="T10">в</text:span>: </text:p>
      <text:p text:style-name="P10">Івченко Ю.М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5"><text:span text:style-name="T5">Тема. </text:span><text:span text:style-name="T11">Адміністрування комп’ютерної мережі.</text:span></text:p>
      <text:p text:style-name="P22">Мета.</text:p>
      <text:list xml:id="list3186176770" text:style-name="L13">
        <text:list-item>
          <text:p text:style-name="P20">Ознайомитись з основними обов’язками і можливостями адміністратора мережі (на прикладі Windows NT Server).</text:p>
        </text:list-item>
        <text:list-item>
          <text:p text:style-name="P20">Отримати практичні навички щодо дозволу і заборони сумісного використання каталогу.</text:p>
        </text:list-item>
        <text:list-item>
          <text:p text:style-name="P20">Отримати практичні навички створення і видалення облікового запису користувача.</text:p>
        </text:list-item>
        <text:list-item>
          <text:p text:style-name="P20">Ознайомитися з можливостями управління продуктивністю мережі.</text:p>
        </text:list-item>
      </text:list>
      <text:p text:style-name="P22">Порядок виконання роботи.</text:p>
      <text:list xml:id="list141825660" text:style-name="L14">
        <text:list-item>
          <text:p text:style-name="P21">Ознайомтесь з основними обов’язками і можливостями адміністратора мережі (на прикладі Windows NT Server).</text:p>
        </text:list-item>
        <text:list-item>
          <text:p text:style-name="P21">Передайте каталог у сумісне використання (Lab_adm1).</text:p>
        </text:list-item>
        <text:list-item>
          <text:p text:style-name="P21">Скасуйте сумісне використання каталогу.</text:p>
        </text:list-item>
        <text:list-item>
          <text:p text:style-name="P21">Управління обліковими записами користувачів (створити та видалити обліковий запис) (Lab_adm2).</text:p>
        </text:list-item>
        <text:list-item>
          <text:p text:style-name="P21">Управління групами користувачів (створити та видалити групу) (Lab_adm3).</text:p>
        </text:list-item>
        <text:list-item>
          <text:p text:style-name="P21">Управління продуктивністю мережі (Lab_adm4).</text:p>
        </text:list-item>
      </text:list>
      <text:p text:style-name="P16"><text:s/></text:p>
      <text:p text:style-name="P46"/>
      <text:p text:style-name="P47">Короткий опис команд для організації управління сумісним використанням</text:p>
      <text:p text:style-name="P46">каталогу, обліковими записами користувачів і групами користувачів</text:p>
      <text:p text:style-name="P26">Щоб забезпечити сумісне використання каталогу:</text:p>
      <text:list xml:id="list230124180" text:style-name="L22">
        <text:list-item>
          <text:p text:style-name="P27">виділіть його в меню Disk,</text:p>
        </text:list-item>
        <text:list-item>
          <text:p text:style-name="P27">виберіть команду Share As… – <text:span text:style-name="T24">р</text:span>озкриється діалогове вікно New Share <text:span text:style-name="T27">з </text:span>параметр<text:span text:style-name="T27">ами</text:span>:</text:p>
        </text:list-item>
      </text:list>
      <text:list xml:id="list470151162" text:style-name="L16">
        <text:list-item>
          <text:list>
            <text:list-item>
              <text:p text:style-name="P24">Share Name – ім’я, під яким каталог буде видно мережевому користувачеві.</text:p>
            </text:list-item>
            <text:list-item>
              <text:p text:style-name="P24">Path – шлях і ім’я каталогу.</text:p>
            </text:list-item>
            <text:list-item>
              <text:p text:style-name="P24">Comment – коментар.</text:p>
            </text:list-item>
            <text:list-item>
              <text:p text:style-name="P24">User Limit – максимальна кількість користувачів, які можуть одночасно підключитися.</text:p>
            </text:list-item>
            <text:list-item>
              <text:p text:style-name="P25">Permissions – права доступу.</text:p>
            </text:list-item>
          </text:list>
        </text:list-item>
      </text:list>
      <text:p text:style-name="P29">Щоб відмінити сумісне використання каталогу:</text:p>
      <text:list xml:id="list2545298935" text:style-name="L21">
        <text:list-item>
          <text:p text:style-name="P30"><text:span text:style-name="T17">виділіть його в меню Disk,</text:span></text:p>
        </text:list-item>
        <text:list-item>
          <text:p text:style-name="P30"><text:span text:style-name="T17">виберіть команду Stop Sharing,</text:span></text:p>
        </text:list-item>
        <text:list-item>
          <text:p text:style-name="P30"><text:span text:style-name="T26">натисніть</text:span><text:span text:style-name="T17"> кнопку OK.</text:span></text:p>
        </text:list-item>
      </text:list>
      <text:p text:style-name="P28"/>
      <text:p text:style-name="P32">Щоб створити новий обліковий запис:</text:p>
      <text:list xml:id="list2809147496" text:style-name="L18">
        <text:list-item>
          <text:p text:style-name="P48"><text:span text:style-name="T12">Двічі клацніть значок Administrative Tools.</text:span></text:p>
        </text:list-item>
      </text:list>
      <text:list xml:id="list2460766089" text:style-name="L17">
        <text:list-item>
          <text:p text:style-name="P31">У групі Administrative Tools двічі клацніть значок User Manager for Domains.</text:p>
        </text:list-item>
        <text:list-item>
          <text:p text:style-name="P31">Клацніть команду New User. Відчиниться діалогове вікно New User.</text:p>
          <text:list>
            <text:list-item>
              <text:p text:style-name="P49"><text:span text:style-name="T12">Username – ідентифікує обліковий запис користувача. Ім’я користувача не повинно співпадати з іменем іншого користувача, групи домена адміністрування або комп’ютера. Воно може вміщувати до 20 будь-яких символів довільного регістра, окрім наступних: ', ", /, :; \, |, =, +, *, ?, &lt;, &gt;.</text:span></text:p>
            </text:list-item>
            <text:list-item>
              <text:p text:style-name="P50"><text:span text:style-name="T12">Full Name – повне ім’я.</text:span></text:p>
            </text:list-item>
            <text:list-item>
              <text:p text:style-name="P51"><text:span text:style-name="T12">Description – описує обліковий запис або користувача.</text:span></text:p>
            </text:list-item>
            <text:list-item>
              <text:p text:style-name="P51"><text:span text:style-name="T12">Password і Confirm Password — містить пароль, максимальна довжина якого 14 символів.</text:span></text:p>
            </text:list-item>
          </text:list>
        </text:list-item>
        <text:list-item>
          <text:p text:style-name="P39"><text:span text:style-name="T18">Клацніть OK</text:span></text:p>
        </text:list-item>
      </text:list>
      <text:p text:style-name="P42"><text:span text:style-name="T19">Щоб видалити обліковий запис:</text:span></text:p>
      <text:list xml:id="list2586007092" text:style-name="L20">
        <text:list-item>
          <text:p text:style-name="P44"><text:span text:style-name="T19">К</text:span><text:span text:style-name="T18">лацніть ім’я користувача.</text:span></text:p>
        </text:list-item>
        <text:list-item>
          <text:p text:style-name="P43"><text:span text:style-name="T18">Із меню User виберіть Delete.</text:span></text:p>
        </text:list-item>
      </text:list>
      <text:p text:style-name="P40"><text:span text:style-name="T18"/></text:p>
      <text:p text:style-name="P40"><text:span text:style-name="T20">Щоб с</text:span><text:span text:style-name="T18">твор</text:span><text:span text:style-name="T20">и</text:span><text:span text:style-name="T18">т</text:span><text:span text:style-name="T20">и</text:span><text:span text:style-name="T18"> групу:</text:span></text:p>
      <text:list xml:id="list2818346495" text:style-name="L19">
        <text:list-item>
          <text:p text:style-name="P41"><text:span text:style-name="T18">Двічі клацніть значок Administrative Tools. Відкриється група Administrative Tools.</text:span></text:p>
        </text:list-item>
        <text:list-item>
          <text:p text:style-name="P41"><text:span text:style-name="T18">У групі Administrative Tools двічі клацніть значок User Manager for Domains. Відбудеться запуск програми User Manager for Domains.</text:span></text:p>
        </text:list-item>
        <text:list-item>
          <text:p text:style-name="P41"><text:span text:style-name="T18">Із меню User виберіть New Local Group. Відкриється діалогове вікно New Local Group.</text:span></text:p>
        </text:list-item>
        <text:list-item>
          <text:p text:style-name="P41"><text:span text:style-name="T18">Додайте в систему нову групу:</text:span></text:p>
          <text:list>
            <text:list-item>
              <text:p text:style-name="P52"><text:span text:style-name="T12">Group Name – ідентифікує локальну групу (або користувача) в домені адміністрування або комп’ютері. Воно може вміщувати будь-які символи довільного регістра, окрім наступних: ; \, =, +, *, ?, &lt;, &gt;.</text:span></text:p>
            </text:list-item>
            <text:list-item>
              <text:p text:style-name="P52"><text:span text:style-name="T12">Description – описує групу або користувачів цієї групи.</text:span></text:p>
            </text:list-item>
          </text:list>
        </text:list-item>
        <text:list-item>
          <text:p text:style-name="P41"><text:span text:style-name="T18">Для виклику списку користувачів, котрих можна додати в групу, клацніть Add.</text:span></text:p>
        </text:list-item>
        <text:list-item>
          <text:p text:style-name="P41"><text:span text:style-name="T18">Клацнувши, оберіть ім’я одного </text:span><text:span text:style-name="T21">(або декілька, утримуючи ctrl)</text:span><text:span text:style-name="T18"> з користувачів, відображених у вікні Members. Тепер ім’я підсвічене. Клацніть Add.</text:span></text:p>
        </text:list-item>
      </text:list>
      <text:p text:style-name="P40"><text:span text:style-name="T22">Щоб в</text:span><text:span text:style-name="T18">идал</text:span><text:span text:style-name="T22">ити</text:span><text:span text:style-name="T18"> груп</text:span><text:span text:style-name="T22">у:</text:span></text:p>
      <text:list xml:id="list205860920182897" text:continue-numbering="true" text:style-name="L19">
        <text:list-item>
          <text:p text:style-name="P41"><text:span text:style-name="T18">Клацніть ім’я групи.</text:span></text:p>
        </text:list-item>
        <text:list-item>
          <text:p text:style-name="P41"><text:span text:style-name="T18">Із меню User виберіть Delete.</text:span></text:p>
        </text:list-item>
      </text:list>
      <text:p text:style-name="P47">Короткий опис можливостей управління продуктивністю мережі</text:p>
      <text:list xml:id="list3600426255" text:style-name="L3">
        <text:list-item>
          <text:list>
            <text:list-header>
              <text:p text:style-name="P34"><text:span text:style-name="T15">T</text:span><text:span text:style-name="T14">ODO</text:span></text:p>
            </text:list-header>
          </text:list>
        </text:list-item>
      </text:list>
      <text:p text:style-name="P17">Висновки</text:p>
      <text:p text:style-name="P33"><text:span text:style-name="T15">T</text:span><text:span text:style-name="T14">ODO</text:span></text:p>
      <text:p text:style-name="P15">Контрольні питання</text:p>
      <text:list xml:id="list3861792664" text:style-name="L15">
        <text:list-item>
          <text:p text:style-name="P23"><text:span text:style-name="T13">5 категорій управління локальною мережею, що визначені ISO.</text:span></text:p>
          <text:p text:style-name="P35"><text:span text:style-name="T15">T</text:span><text:span text:style-name="T14">ODO</text:span></text:p>
        </text:list-item>
        <text:list-item>
          <text:p text:style-name="P23"><text:span text:style-name="T13">4 типи продуктів для управління ЛОМ, </text:span><text:span text:style-name="T16">які</text:span><text:span text:style-name="T13"> працюю</text:span><text:span text:style-name="T16">ть </text:span><text:span text:style-name="T13">з п’ятьма категоріями ISO (КВП, мережеві монітори, мережеві аналізатори, інтегровані системи управління мережами).</text:span></text:p>
          <text:p text:style-name="P36"><text:span text:style-name="T15">T</text:span><text:span text:style-name="T14">ODO</text:span></text:p>
        </text:list-item>
        <text:list-item>
          <text:p text:style-name="P23"><text:span text:style-name="T13">Основні функції адміністратора.</text:span></text:p>
          <text:p text:style-name="P36"><text:span text:style-name="T15">T</text:span><text:span text:style-name="T14">ODO</text:span></text:p>
        </text:list-item>
        <text:list-item>
          <text:p text:style-name="P23"><text:span text:style-name="T13">RAID.</text:span></text:p>
          <text:p text:style-name="P37"><text:span text:style-name="T15">T</text:span><text:span text:style-name="T14">ODO</text:span></text:p>
        </text:list-item>
        <text:list-item>
          <text:p text:style-name="P23"><text:span text:style-name="T13">До якої категорії управління ЛОМ ISO відносяться відповідно Lab_adm1, Lab_adm2, Lab_adm3, Lab_adm4?</text:span></text:p>
          <text:p text:style-name="P38"><text:span text:style-name="T15">T</text:span><text:span text:style-name="T14">ODO</text:span></text:p>
        </text:list-item>
        <text:list-item>
          <text:p text:style-name="P23"><text:span text:style-name="T13">До якого рівня RAID відноситься Disk duplexing (дублювання)?</text:span></text:p>
          <text:p text:style-name="P38"><text:span text:style-name="T15">T</text:span><text:span text:style-name="T14">ODO</text:span></text:p>
        </text:list-item>
        <text:list-item>
          <text:p text:style-name="P23"><text:span text:style-name="T13">Чим відрізняються Disk mirroring (дзеркальне відображення дисків) і Disk duplexing (дублювання)?</text:span></text:p>
          <text:p text:style-name="P38"><text:span text:style-name="T15">T</text:span><text:span text:style-name="T14">ODO</text:span></text:p>
        </text:list-item>
        <text:list-item>
          <text:p text:style-name="P23"><text:span text:style-name="T13">Які рівні RAID підтримує Windows NT Server?</text:span></text:p>
          <text:p text:style-name="P38"><text:span text:style-name="T15">T</text:span><text:span text:style-name="T14">OD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2T20:58:58.754644845</dc:date>
    <meta:editing-duration>PT22H43M50S</meta:editing-duration>
    <meta:editing-cycles>1874</meta:editing-cycles>
    <meta:generator>LibreOffice/7.2.6.2$Linux_X86_64 LibreOffice_project/20$Build-2</meta:generator>
    <meta:document-statistic meta:table-count="0" meta:image-count="0" meta:object-count="1" meta:page-count="5" meta:paragraph-count="87" meta:word-count="578" meta:character-count="4110" meta:non-whitespace-character-count="3647"/>
  </office:meta>
</office:document-meta>
</file>